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margin-left="0in" fo:margin-right="0in" fo:text-indent="0in" style:auto-text-indent="false"/>
      <style:text-properties style:font-name="Georgia" fo:font-size="10.5pt" style:font-size-asian="10.5pt" style:font-size-complex="10.5pt"/>
    </style:style>
    <style:style style:name="P2" style:family="paragraph" style:parent-style-name="No_20_Spacing">
      <style:paragraph-properties fo:margin-left="0in" fo:margin-right="0in" fo:text-indent="0in" style:auto-text-indent="false"/>
      <style:text-properties style:font-name="Georgia" fo:font-size="10.5pt" style:font-size-asian="10.5pt" style:font-name-complex="Times New Roman" style:font-size-complex="10.5pt"/>
    </style:style>
    <style:style style:name="P3" style:family="paragraph" style:parent-style-name="Standard">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4" style:family="paragraph" style:parent-style-name="Standard" style:list-style-name="">
      <style:paragraph-properties fo:margin-left="0in" fo:margin-right="0in" fo:margin-top="0in" fo:margin-bottom="0in" fo:line-height="100%" fo:text-indent="0in" style:auto-text-indent="false"/>
      <style:text-properties style:font-name="Georgia" fo:font-size="10.5pt" style:font-size-asian="10.5pt" style:font-size-complex="10.5pt"/>
    </style:style>
    <style:style style:name="P5" style:family="paragraph" style:parent-style-name="Standard">
      <style:paragraph-properties fo:margin-left="0in" fo:margin-right="0in" fo:margin-top="0in" fo:margin-bottom="0in" fo:line-height="100%" fo:text-indent="0in" style:auto-text-indent="false"/>
    </style:style>
    <style:style style:name="P6" style:family="paragraph" style:parent-style-name="Standard">
      <style:paragraph-properties fo:margin-left="0in" fo:margin-right="0in" fo:margin-top="0in" fo:margin-bottom="0in" fo:line-height="100%" fo:text-indent="0in" style:auto-text-indent="false"/>
      <style:text-properties fo:color="#000000" style:font-name="Georgia" fo:font-size="10.5pt" fo:background-color="transparent" style:font-size-asian="10.5pt" style:font-name-complex="Times New Roman" style:font-size-complex="10.5pt"/>
    </style:style>
    <style:style style:name="P7" style:family="paragraph" style:parent-style-name="Standard">
      <style:paragraph-properties fo:margin-top="0in" fo:margin-bottom="0in" fo:line-height="100%"/>
      <style:text-properties style:font-name="Georgia" fo:font-size="10.5pt" style:font-size-asian="10.5pt" style:font-size-complex="10.5pt"/>
    </style:style>
    <style:style style:name="P8"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9" style:family="paragraph" style:parent-style-name="No_20_Spacing" style:master-page-name="Standard">
      <style:paragraph-properties fo:text-align="center" style:justify-single-word="false" style:page-number="auto"/>
      <style:text-properties style:font-name="Georgia" fo:font-size="16pt" style:font-size-asian="16pt" style:font-name-complex="Times New Roman" style:font-size-complex="16pt"/>
    </style:style>
    <style:style style:name="P10" style:family="paragraph" style:parent-style-name="BODY" style:list-style-name="">
      <style:paragraph-properties fo:margin-left="0in" fo:margin-right="0in" fo:margin-top="0in" fo:margin-bottom="0in" fo:line-height="100%" fo:text-indent="0in" style:auto-text-indent="false"/>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name-complex="Times New Roman"/>
    </style:style>
    <style:style style:name="T2" style:family="text">
      <style:text-properties fo:font-weight="bold" style:font-weight-asian="bold" style:font-name-complex="Times New Roman" style:font-weight-complex="bold"/>
    </style:style>
    <style:style style:name="T3" style:family="text">
      <style:text-properties style:font-name-complex="Times New Roman"/>
    </style:style>
    <style:style style:name="T4" style:family="text">
      <style:text-properties style:font-name="Georgia"/>
    </style:style>
    <style:style style:name="T5" style:family="text">
      <style:text-properties style:font-name="Georgia" fo:font-size="10.5pt" fo:font-weight="bold" style:font-size-asian="10.5pt" style:font-weight-asian="bold" style:font-name-complex="Times New Roman" style:font-size-complex="10.5pt"/>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style:font-name="Georgia" fo:language="none" fo:country="none" style:font-name-asian="Georgia" style:language-asian="none" style:country-asian="none" style:font-name-complex="Times New Roman" style:language-complex="none" style:country-complex="none"/>
    </style:style>
    <style:style style:name="T8" style:family="text">
      <style:text-properties style:font-name="Georgia"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9" style:family="text">
      <style:text-properties style:font-name="Georgia" fo:language="none" fo:country="none" fo:font-style="italic" style:text-underline-style="solid" style:text-underline-width="auto" style:text-underline-color="font-color" style:font-name-asian="Georgia" style:language-asian="none" style:country-asian="none" style:font-style-asian="italic" style:font-name-complex="Georgia" style:language-complex="none" style:country-complex="none" style:font-style-complex="italic"/>
    </style:style>
    <style:style style:name="T10" style:family="text">
      <style:text-properties style:font-name="Georgia" fo:language="none" fo:country="none" fo:font-style="italic" style:text-underline-style="none" style:font-name-asian="Georgia" style:language-asian="none" style:country-asian="none" style:font-style-asian="italic" style:font-name-complex="Georgia" style:language-complex="none" style:country-complex="none" style:font-style-complex="italic"/>
    </style:style>
    <style:style style:name="T11"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style:style style:name="T12" style:family="text">
      <style:text-properties fo:language="zxx" fo:country="none" style:font-name-asian="Georgia" style:language-asian="zxx" style:country-asian="none" style:font-name-complex="Georgia" style:language-complex="zxx" style:country-complex="none"/>
    </style:style>
    <style:style style:name="T13" style:family="text">
      <style:text-properties fo:language="zxx" fo:country="none" fo:font-weight="bold" style:font-name-asian="Georgia" style:language-asian="zxx" style:country-asian="none" style:font-weight-asian="bold" style:font-name-complex="Georgia" style:language-complex="zxx" style:country-complex="none" style:font-weight-complex="bold"/>
    </style:style>
    <style:style style:name="T14" style:family="text">
      <style:text-properties fo:color="#000000" style:font-name="Georgia" fo:font-size="10.5pt" fo:background-color="transparent" style:font-size-asian="10.5pt" style:font-name-complex="Times New Roman" style:font-size-complex="10.5pt"/>
    </style:style>
    <style:style style:name="T15" style:family="text">
      <style:text-properties fo:color="#000000" style:font-name="Georgia" fo:font-size="10.5pt" fo:language="none" fo:country="none" fo:background-color="transparent" style:font-name-asian="Georgia" style:font-size-asian="10.5pt" style:language-asian="none" style:country-asian="none" style:font-name-complex="Georgia" style:font-size-complex="10.5pt" style:language-complex="none" style:country-complex="none"/>
    </style:style>
    <style:style style:name="T16" style:family="text">
      <style:text-properties fo:color="#000000" style:font-name="Georgia" fo:font-size="10.5pt" fo:language="none" fo:country="none" style:text-underline-style="none" fo:background-color="transparent" style:font-name-asian="Georgia" style:font-size-asian="10.5pt" style:language-asian="none" style:country-asian="none" style:font-name-complex="Georgia" style:font-size-complex="10.5pt" style:language-complex="none" style:country-complex="none"/>
    </style:style>
    <style:style style:name="T17" style:family="text">
      <style:text-properties fo:color="#000000" fo:language="zxx" fo:country="none" fo:font-weight="normal" style:font-name-asian="Georgia" style:language-asian="zxx" style:country-asian="none" style:font-weight-asian="normal" style:font-name-complex="Georgia" style:language-complex="zxx" style:country-complex="none" style:font-weight-complex="normal"/>
    </style:style>
    <style:style style:name="T18" style:family="text">
      <style:text-properties style:text-underline-style="solid" style:text-underline-width="auto" style:text-underline-color="font-color" style:font-name-complex="Times New Roman"/>
    </style:style>
    <style:style style:name="T19" style:family="text">
      <style:text-properties fo:language="none" fo:country="none" style:font-name-asian="Georgia" style:language-asian="none" style:country-asian="none" style:font-name-complex="Georgia" style:language-complex="none" style:country-complex="none"/>
    </style:style>
    <style:style style:name="T20" style:family="text">
      <style:text-properties fo:font-weight="normal" style:font-weight-asian="normal" style:font-name-complex="Times New Roman"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Lost &amp; Found</text:p>
      <text:p text:style-name="P1"><text:span text:style-name="T1">Read:</text:span><text:span text:style-name="T3"> II Kings 22:3-11</text:span></text:p>
      <text:p text:style-name="P2"/>
      <text:p text:style-name="P5"><text:span text:style-name="T5">Text:</text:span><text:span text:style-name="T14"> </text:span><text:span text:style-name="T16">Jeremiah 15:16</text:span><text:span text:style-name="T15"> “Thy words were found, and I did eat them...”</text:span></text:p>
      <text:p text:style-name="P6"/>
      <text:h text:style-name="P3" text:outline-level="3"><text:span text:style-name="T1">Introduction:</text:span><text:span text:style-name="T3"> Josiah was 24 years old. He was a Godly king who began to rule at the age of 8. He had some knowledge of God and was concerned that the house of God was no longer used because it was in disarray. He assigns the task of cleaning and repairing it up to Shaphan (his personal secretary) otherwise known as a scribe. As they clean they discover the book of the law of God and Shaphan is assigned the responsibility of delivering it to the king.</text:span></text:h>
      <text:h text:style-name="P4" text:outline-level="3"><text:span text:style-name="T3"/></text:h>
      <text:h text:style-name="P4" text:outline-level="3"><text:span text:style-name="T2">Something is lost but not missed:</text:span><text:span text:style-name="T3"> Have you ever been sorting thru a box of things and discover something that you loved, at one time, but had forgotten all about? It may be an old photo album or a favorite shirt. You suddenly find yourself immersed in memories and the lost item is retrieved and restored to it's place of prominence once again. Josiah and Israel had been living in a state of contentment without knowing that the Bible was missing. They thought that they were going to heaven but were unaware that they were traveling without a map.</text:span></text:h>
      <text:h text:style-name="P4" text:outline-level="3"><text:span text:style-name="T3"><text:s text:c="2"/>God's words were lost to them but if you asked them; they assumed that all was well with their soul. The reason that it was not found earlier was that no one knew it was missing.</text:span></text:h>
      <text:h text:style-name="P4" text:outline-level="3"><text:span text:style-name="T3"/></text:h>
      <text:h text:style-name="P4" text:outline-level="3"><text:span text:style-name="T2">The Bible was lost in the house of God: </text:span><text:span text:style-name="T3">It was not misfiled in the library, it was not left in an unused book bag, It was not found in the back of a closet. It was misplaced in the house of God. </text:span></text:h>
      <text:h text:style-name="P4" text:outline-level="3"><text:span text:style-name="T3"><text:s text:c="2"/>Yesterday I was making a pot of coffee and the bag was nearly empty so I wanted to cut the bag in half and couldn't find the scissors. They were not in their usual spot so I asked Alexis if she knew where they were. She said that she had left them by the coffee pot. I looked and there they were just next to the bag of coffee that I was wanting to cut down. I didn't see them because I was looking where I thought that they should be and failed to see them right in front of my eyes. </text:span></text:h>
      <text:h text:style-name="P4" text:outline-level="3"><text:span text:style-name="T3"><text:s text:c="2"/>You would think that the Word of God is the most important thing in church but sadly it can easily be reduced in its importance with just a little neglect. Proverbs 24 warns us that it only takes a little sleep to allow a good vineyard to become a wreck. </text:span></text:h>
      <text:h text:style-name="P4" text:outline-level="3"><text:span text:style-name="T3"/></text:h>
      <text:h text:style-name="P4" text:outline-level="3"><text:span text:style-name="T2">The Bible was found while cleaning/repairing the house of God:</text:span><text:span text:style-name="T3"> As these faithful workers were working faithfully they found God's Book. There is a truth here that we cannot afford to miss and here it is: “</text:span><text:span text:style-name="T18">As we work to improve the house of God we will find the truth of God!</text:span><text:span text:style-name="T3">” conversely if we neglect the house of God we will fail to find the truth of God.” It is a sad that believers, in this generation, have been misled to believe that church attendance is not important. </text:span></text:h>
      <text:h text:style-name="P10" text:outline-level="3"><text:span text:style-name="T7"><text:s text:c="2"/>In </text:span><text:span text:style-name="T6">Hebrews we read:</text:span><text:span text:style-name="T6"> “Let us hold fast the profession of </text:span><text:span text:style-name="T8">our</text:span><text:span text:style-name="T6"> faith without wavering; (for he </text:span><text:span text:style-name="T8">is</text:span><text:span text:style-name="T6"> faithful that promised;) And let us consider one an-other to provoke unto love and to good works: Not forsaking the assemb-ling of ourselves together, as the manner of some </text:span><text:span text:style-name="T8">is;</text:span><text:span text:style-name="T6"> but exhorting </text:span><text:span text:style-name="T8">one another:</text:span><text:span text:style-name="T6"> and so much the more, as ye see the day approaching.” The writer of Hebrews taught that in order to: “hold fast the profession of </text:span><text:span text:style-name="T8">our</text:span><text:span text:style-name="T6"> faith without wavering” we should assemble with God's people. “</text:span><text:span text:style-name="T9">The best place to find the words of God is in the house of God.</text:span><text:span text:style-name="T10">”</text:span></text:h>
      <text:h text:style-name="P4" text:outline-level="3"><text:span text:style-name="T3"/></text:h>
      <text:h text:style-name="P4" text:outline-level="3"><text:span text:style-name="T2">The Bible brings an awareness of our condition: </text:span><text:span text:style-name="T20">Up until now Josiah was comfortable with his spiritual condition but when he heard the Word of God he was in a state of distress. </text:span><text:span text:style-name="T3">King Josiah rent his clothes, repented personally, and sought counsel from Huldah the prophetess. </text:span></text:h>
      <text:p text:style-name="P8"><text:span text:style-name="T12"><text:s text:c="2"/>When we read the Word of God it will speak to our sins and short-comings. A correct understanding of our condition before God (even at our best) will bring humility and a repentant heart. </text:span></text:p>
      <text:p text:style-name="P8"><text:span text:style-name="T12"><text:s text:c="2"/>When we compare our righteous life to the life of others in the church we can become smug and content but when we compare our life with the Word of God we are humbled and broken.</text:span></text:p>
      <text:p text:style-name="P8"><text:span text:style-name="T12"/></text:p>
      <text:p text:style-name="P8"><text:span text:style-name="T13">The application of the Word of God is the only hope for our spiritual condition:</text:span><text:span text:style-name="T12"> It is only through His Word that we can become Holy and acceptable in His sight. If His Word is missing then our life is on the wrong path. His Word will be found in His house; therefore we need to be in His house whenever we can. </text:span></text:p>
      <text:p text:style-name="P8"><text:span text:style-name="T12"/></text:p>
      <text:p text:style-name="P8"><text:span text:style-name="T13">Conclude:</text:span><text:span text:style-name="T12"> We are living in a time when many believers have anchored their faith to their feelings. They will walk out of a service with a Biblical sermon and say something like: "That's his opinion. I feel good with the way that I'm living." We may enjoy living by feelings but we will be judged by the Word. We may listen to preachers on the radio, TV or computer and decide if they are good by how they make us feel rather than how they challenge us to follow the scriptures. </text:span></text:p>
      <text:p text:style-name="P8"><text:span text:style-name="T12"><text:s text:c="2"/>How long has it been since the Word has spoken to your life? How long since you decided that something needed to change in your behavior because the Word of God spoke to you?</text:span></text:p>
      <text:p text:style-name="P7"><text:span text:style-name="T17"><text:s text:c="2"/>Jeremiah said: "</text:span><text:span text:style-name="T19">Thy words were found, and I did eat them; and thy word was unto me the joy and rejoicing of mine heart: for I am called by thy name, O LORD God of hosts.”</text:span></text:p>
      <text:p text:style-name="P8"><text:span text:style-name="T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fo:font-size="10pt" style:font-name-asian="Georgia" style:font-size-asian="10pt" style:font-name-complex="Georgia" style:font-size-complex="10pt"/>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fo:font-size="12pt" style:font-name-asian="Arial" style:font-size-asian="12pt" style:font-name-complex="Arial" style:font-size-complex="12pt"/>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8-03-17T16:49:40.95</dc:date>
    <meta:editing-duration>PT2H1M34S</meta:editing-duration>
    <meta:generator>OpenOffice/4.1.3$Win32 OpenOffice.org_project/413m1$Build-9783</meta:generator>
    <meta:document-statistic meta:table-count="0" meta:image-count="0" meta:object-count="0" meta:page-count="1" meta:paragraph-count="18" meta:word-count="968" meta:character-count="50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